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08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3472in"/>
    </style:style>
    <style:style style:name="co11" style:family="table-column">
      <style:table-column-properties fo:break-before="auto" style:column-width="0.2043in"/>
    </style:style>
    <style:style style:name="co12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aa95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 style:data-style-name="N5"/>
    <style:style style:name="ce14" style:family="table-cell" style:parent-style-name="Default" style:data-style-name="N5">
      <style:text-properties fo:font-size="8pt" style:font-size-asian="8pt" style:font-size-complex="8pt"/>
    </style:style>
    <style:style style:name="ce15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 style:data-style-name="N5">
      <style:table-cell-properties fo:background-color="#ffaa95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Fold 0</text:p>
          </table:table-cell>
          <table:table-cell table:style-name="ce3" table:number-columns-repeated="3"/>
          <table:table-cell table:style-name="ce3"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.1, 1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, 1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1, 1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, 2.2</text:p>
          </table:table-cell>
          <table:table-cell office:value-type="string" calcext:value-type="string">
            <text:p>rabbi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1, 2.2</text:p>
          </table:table-cell>
          <table:table-cell table:style-name="ce4" office:value-type="string" calcext:value-type="string">
            <text:p>rabbi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.1, 2.2</text:p>
          </table:table-cell>
          <table:table-cell table:style-name="ce5" office:value-type="string" calcext:value-type="string">
            <text:p>rabb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1, 3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.1, 3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1, 3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, 4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, 4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.1, 4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, 5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.1, 5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.1, 5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1, 6.2</text:p>
          </table:table-cell>
          <table:table-cell office:value-type="string" calcext:value-type="string">
            <text:p>cat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6.1, 6.2</text:p>
          </table:table-cell>
          <table:table-cell table:style-name="ce5" office:value-type="string" calcext:value-type="string">
            <text:p>cat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.1, 6.2</text:p>
          </table:table-cell>
          <table:table-cell table:style-name="ce4" office:value-type="string" calcext:value-type="string">
            <text:p>ca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 table:number-columns-repeated="2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 table:number-columns-repeated="2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nsemb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6" table:number-columns-repeated="2" table:default-cell-style-name="Default"/>
        <table:table-column table:style-name="co12" table:default-cell-style-name="ce13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>
            <text:p>Fold 0</text:p>
          </table:table-cell>
          <table:table-cell table:style-name="ce10"/>
          <table:table-cell table:style-name="ce14"/>
          <table:table-cell table:style-name="ce10"/>
          <table:table-cell table:style-name="ce10" office:value-type="string" calcext:value-type="string">
            <text:p>Fold 1</text:p>
          </table:table-cell>
          <table:table-cell table:style-name="ce10"/>
          <table:table-cell table:style-name="ce14"/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style-name="ce10" office:value-type="string" calcext:value-type="string">
            <text:p>pred index</text:p>
          </table:table-cell>
          <table:table-cell table:style-name="ce12" office:value-type="string" calcext:value-type="string">
            <text:p>Test index</text:p>
          </table:table-cell>
          <table:table-cell table:style-name="ce15" office:value-type="string" calcext:value-type="string">
            <text:p>pred</text:p>
          </table:table-cell>
          <table:table-cell table:style-name="ce10"/>
          <table:table-cell table:style-name="ce10" office:value-type="string" calcext:value-type="string">
            <text:p>pred index</text:p>
          </table:table-cell>
          <table:table-cell table:style-name="ce12" office:value-type="string" calcext:value-type="string">
            <text:p>Test index</text:p>
          </table:table-cell>
          <table:table-cell table:style-name="ce15" office:value-type="string" calcext:value-type="string">
            <text:p>pred</text:p>
          </table:table-cell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16" office:value-type="float" office:value="0.584630906581879" calcext:value-type="float">
            <text:p>.58</text:p>
          </table:table-cell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309093415737152" calcext:value-type="float">
            <text:p>.31</text:p>
          </table:table-cell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0.582890152931213" calcext:value-type="float">
            <text:p>.58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.232830613851547" calcext:value-type="float">
            <text:p>.23</text:p>
          </table:table-cell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0.24737574160099" calcext:value-type="float">
            <text:p>.25</text:p>
          </table:table-cell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302826374769211" calcext:value-type="float">
            <text:p>.30</text:p>
          </table:table-cell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style-name="ce10"/>
          <table:table-cell table:style-name="ce10">
            <draw:line draw:z-index="6" draw:name="Vertical line 7" draw:style-name="gr1" draw:text-style-name="P1" svg:x1="0.3539in" svg:y1="0.0709in" svg:x2="0.3539in" svg:y2="0.6791in">
              <text:p/>
            </draw:line>
          </table:table-cell>
          <table:table-cell table:style-name="ce14"/>
          <table:table-cell table:style-name="ce10" table:number-columns-repeated="2"/>
          <table:table-cell table:style-name="ce10">
            <draw:line draw:z-index="7" draw:name="Vertical line 8" draw:style-name="gr1" draw:text-style-name="P1" svg:x1="0.3858in" svg:y1="0.0866in" svg:x2="0.3858in" svg:y2="0.6949in">
              <text:p/>
            </draw:line>
          </table:table-cell>
          <table:table-cell table:style-name="ce14"/>
          <table:table-cell table:style-name="ce10" table:number-columns-repeated="2"/>
          <table:table-cell table:style-name="ce14"/>
          <table:table-cell table:style-name="ce10"/>
        </table:table-row>
        <table:table-row table:style-name="ro1" table:number-rows-repeated="2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4"/>
          <table:table-cell table:style-name="ce10"/>
        </table:table-row>
        <table:table-row table:style-name="ro1">
          <table:table-cell table:style-name="ce10"/>
          <table:table-cell table:style-name="ce12"/>
          <table:table-cell table:style-name="ce15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0" office:value-type="string" calcext:value-type="string">
            <text:p>index</text:p>
          </table:table-cell>
          <table:table-cell table:style-name="ce14" office:value-type="string" calcext:value-type="string">
            <text:p>dataset_blend_train</text:p>
          </table:table-cell>
          <table:table-cell table:style-name="ce10"/>
        </table:table-row>
        <table:table-row table:style-name="ro1"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0.584630906581879" calcext:value-type="float">
            <text:p>.58</text:p>
          </table:table-cell>
          <table:table-cell table:style-name="ce10">
            <draw:line draw:z-index="0" draw:name="Vertical line 2" draw:style-name="gr1" draw:text-style-name="P1" svg:x1="0.1177in" svg:y1="0.089in" svg:x2="2.6555in" svg:y2="0.089in">
              <text:p/>
            </draw:line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0.584630906581879" calcext:value-type="float">
            <text:p>.58</text:p>
          </table:table-cell>
          <table:table-cell table:style-name="ce10"/>
        </table:table-row>
        <table:table-row table:style-name="ro1"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582890152931213" calcext:value-type="float">
            <text:p>.58</text:p>
          </table:table-cell>
          <table:table-cell table:style-name="ce10">
            <draw:line draw:z-index="1" draw:name="Vertical line 3" draw:style-name="gr1" draw:text-style-name="P1" svg:x1="0.1244in" svg:y1="0.0929in" svg:x2="2.6555in" svg:y2="0.0929in">
              <text:p/>
            </draw:line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0.582890152931213" calcext:value-type="float">
            <text:p>.58</text:p>
          </table:table-cell>
          <table:table-cell table:style-name="ce10"/>
        </table:table-row>
        <table:table-row table:style-name="ro1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309093415737152" calcext:value-type="float">
            <text:p>.31</text:p>
          </table:table-cell>
          <table:table-cell table:style-name="ce10">
            <draw:line draw:z-index="3" draw:name="Vertical line 5" draw:style-name="gr1" draw:text-style-name="P1" svg:x1="0.0957in" svg:y1="0.1004in" svg:x2="0.8063in" svg:y2="0.1004in">
              <text:p/>
            </draw:line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0.309093415737152" calcext:value-type="float">
            <text:p>.31</text:p>
          </table:table-cell>
          <table:table-cell table:style-name="ce10"/>
        </table:table-row>
        <table:table-row table:style-name="ro1"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0.24737574160099" calcext:value-type="float">
            <text:p>.25</text:p>
          </table:table-cell>
          <table:table-cell table:style-name="ce10">
            <draw:line draw:z-index="2" draw:name="Vertical line 4" draw:style-name="gr1" draw:text-style-name="P1" svg:x1="0.115in" svg:y1="0.078in" svg:x2="2.637in" svg:y2="0.078in">
              <text:p/>
            </draw:line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0.24737574160099" calcext:value-type="float">
            <text:p>.25</text:p>
          </table:table-cell>
          <table:table-cell table:style-name="ce10"/>
        </table:table-row>
        <table:table-row table:style-name="ro1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0.232830613851547" calcext:value-type="float">
            <text:p>.23</text:p>
          </table:table-cell>
          <table:table-cell table:style-name="ce10">
            <draw:line draw:z-index="4" draw:name="Vertical line 1" draw:style-name="gr1" draw:text-style-name="P1" svg:x1="0.076in" svg:y1="0.0776in" svg:x2="0.7866in" svg:y2="0.0776in">
              <text:p/>
            </draw:line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0.232830613851547" calcext:value-type="float">
            <text:p>.23</text:p>
          </table:table-cell>
          <table:table-cell table:style-name="ce10"/>
        </table:table-row>
        <table:table-row table:style-name="ro1"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302826374769211" calcext:value-type="float">
            <text:p>.30</text:p>
          </table:table-cell>
          <table:table-cell table:style-name="ce10">
            <draw:line draw:z-index="5" draw:name="Vertical line 6" draw:style-name="gr1" draw:text-style-name="P1" svg:x1="0.076in" svg:y1="0.0965in" svg:x2="0.7866in" svg:y2="0.0965in">
              <text:p/>
            </draw:line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302826374769211" calcext:value-type="float">
            <text:p>.30</text:p>
          </table:table-cell>
          <table:table-cell table:style-name="ce10"/>
        </table:table-row>
        <table:table-row table:style-name="ro1" table:number-rows-repeated="4">
          <table:table-cell table:style-name="ce10" table:number-columns-repeated="2"/>
          <table:table-cell table:style-name="ce1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4"/>
          <table:table-cell table:style-name="ce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5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20:23:16.298146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20:31:06.246435117</meta:creation-date>
    <dc:date>2025-05-22T20:50:56.245719459</dc:date>
    <meta:editing-duration>PT33M20S</meta:editing-duration>
    <meta:editing-cycles>18</meta:editing-cycles>
    <meta:generator>LibreOffice/25.2.3.2$Linux_X86_64 LibreOffice_project/520$Build-2</meta:generator>
    <meta:print-date>2025-05-22T20:50:24.412269594</meta:print-date>
    <meta:printed-by>PDF files</meta:printed-by>
    <meta:document-statistic meta:table-count="2" meta:cell-count="126" meta:object-count="8"/>
  </office:meta>
</office:document-meta>
</file>